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Eight: Panoply</text:h>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959767268" text:style-name="List_20_1">
        <text:list-item>
          <text:p text:style-name="P3">Rating: 10</text:p>
        </text:list-item>
        <text:list-item>
          <text:p text:style-name="P3">Hearthstone Reduction: 5</text:p>
        </text:list-item>
      </text:list>
      <text:p text:style-name="Text_20_body">Powers:</text:p>
      <text:list xml:id="list259874362"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611375974" text:continue-numbering="true" text:style-name="List_20_1">
        <text:list-item>
          <text:p text:style-name="P3"><text:soft-page-break/>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571455961"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2" text:outline-level="2"><text:soft-page-break/>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2T22:01:42</dc:date>
    <meta:editing-duration>PT00H00M10S</meta:editing-duration>
    <meta:editing-cycles>2</meta:editing-cycles>
    <meta:generator>OpenOffice.org/3.2$Unix OpenOffice.org_project/320m12$Build-9483</meta:generator>
    <meta:document-statistic meta:table-count="0" meta:image-count="0" meta:object-count="0" meta:page-count="4" meta:paragraph-count="86" meta:word-count="2477" meta:character-count="14786"/>
    <meta:template xlink:type="simple" xlink:actuate="onRequest" xlink:title="" xlink:href="../Discordians.odm" meta:date="2010-08-12T21:18:01"/>
  </office:meta>
</office:document-meta>
</file>